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CmdHandler.doTOP( POP3Session session , String argumen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Top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CmdHandler.writeMessageContentTo( MimeMessage message , OutputStream out , int lin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